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4T10:30:43.32</meta:creation-date>
    <meta:document-statistic meta:table-count="0" meta:image-count="0" meta:object-count="0" meta:page-count="1" meta:paragraph-count="0" meta:word-count="0" meta:character-count="0"/>
    <dc:date>2009-11-04T10:31:20.12</dc:date>
    <meta:editing-duration>PT00H00M37S</meta:editing-duration>
    <meta:editing-cycles>1</meta:editing-cycles>
    <meta:generator>OpenOffice.org/3.2$Win32 OpenOffice.org_project/320m2$Build-9432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b70021005d00bf00ac0074004100b4009500d5008b00d400aa002c006c0085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5ZYQ0OyyauhUADWEN68RdQ6Ei5Q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B6dfTNpps1Ik3aEjXXeGerp9ZdQ=</DigestValue>
      </Reference>
      <Reference URI="#ID_006200bc00a1002c00730000004400e800a6002d00d300e500e1008700070080">
        <DigestMethod Algorithm="http://www.w3.org/2000/09/xmldsig#sha1"/>
        <DigestValue>O38v/4RUPJDoTBqRuUO4el7I354=</DigestValue>
      </Reference>
    </SignedInfo>
    <SignatureValue>dJbz4bjNjHd51AhT8PdmCfZFgAhNBNUyVxXYZVFvcQTjUVohAr6jpHLi/Ub2OHPm
ecEDWqlRYev1dRriAvAxzq5AIEO5XMY37rXiXroj1VUXOaWz6mAhW+/NOj2nWi6+
AJSFvJ65XoD6Mq1elfrdqBhvK+F4uniR8nhyB/XKtIs=</SignatureValue>
    <KeyInfo>
      <X509Data>
        <X509IssuerSerial>
          <X509IssuerName>CN=Sub CA 1 Root 7, OU=Development, O=OpenOffice.org, ST=Hamburg, C=DE</X509IssuerName>
          <X509SerialNumber>4096</X509SerialNumber>
        </X509IssuerSerial>
        <X509Certificate>MIIC5jCCAk+gAwIBAgICEAAwDQYJKoZIhvcNAQEFBQAwaDELMAkGA1UEBhMCREUx
EDAOBgNVBAgTB0hhbWJ1cmcxFzAVBgNVBAoTDk9wZW5PZmZpY2Uub3JnMRQwEgYD
VQQLEwtEZXZlbG9wbWVudDEYMBYGA1UEAxMPU3ViIENBIDEgUm9vdCA3MB4XDTA5
MTEyMDEzMTkwNFoXDTM0MTExNDEzMTkwNFowbzELMAkGA1UEBhMCREUxEDAOBgNV
BAgTB0hhbWJ1cmcxFzAVBgNVBAoTDk9wZW5PZmZpY2Uub3JnMRQwEgYDVQQLEwtE
ZXZlbG9wbWVudDEfMB0GA1UEAxMWVXNlciAxIFN1YiBDQSAxIFJvb3QgNzCBnzAN
BgkqhkiG9w0BAQEFAAOBjQAwgYkCgYEAziOYGawNfPBgopRyw6uloWvTr4zLucnu
Cz6kLg4IpalMCS8aoP6HiUFKqrastLzTDvnDEh+xkLNtcqY4W50Ffpf/9OExK7QI
3rFD/h1+MlTO29UUIfOtnybzxgt3UeQRiK2G4TDRr4cpwHuS22gGdMonrAthOqy6
AzXnjggoWH0CAwEAAaOBlzCBlDBFBgNVHR8EPjA8MDqgOKA2hjRodHRwOi8vbG9j
YWxob3N0Ojg5MDIvZGVtb0NBL2NybC9TdWJfQ0FfMV9Sb290XzcuY3JsMAsGA1Ud
DwQEAwIF4DAdBgNVHQ4EFgQU3maE5Ju/cAC9YD00RZb+/dWIm80wHwYDVR0jBBgw
FoAUVGQVfpOKGcj5t+9goN9cyBVWwO4wDQYJKoZIhvcNAQEFBQADgYEAbtpm0jsA
1gtanyEo3uEQ/v0m26Z1hnRH5LC3xMHcQ4JRcQCPv3GaI9steSeigC4SpF8TDHNT
HlwzaukxvuKuT1Ww6AoPVPA6fhRB1zQYWJAmY30sGquTf0o9Xs/xncN27qR2HNj5
0KxTPBpNx/q2I1RLBKHidqXjDbjbjtM5wmU=</X509Certificate>
      </X509Data>
    </KeyInfo>
    <Object>
      <SignatureProperties>
        <SignatureProperty Id="ID_006200bc00a1002c00730000004400e800a6002d00d300e500e1008700070080" Target="#ID_00b70021005d00bf00ac0074004100b4009500d5008b00d400aa002c006c0085">
          <dc:date xmlns:dc="http://purl.org/dc/elements/1.1/">2009-11-20T14:24:25,28</dc:date>
        </SignatureProperty>
      </SignatureProperties>
    </Object>
  </Signature>
</document-signatures>
</file>